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<text:span text:style-name="T2">&lt;iframe src="https://content.e-me.edu.gr/wp-admin/admin-ajax.php?action=h5p_embed&amp;id=1359663" width="800" height="600" frameborder="0" allowfullscreen="allowfullscreen"&gt;&lt;/iframe&gt;&lt;script src="https://content.e-me.edu.gr/wp-content/plugins/h5p/h5p-php-library/js/h5p-resizer.js" charset="UTF-8"&gt;&lt;/script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er</meta:initial-creator>
    <dc:creator>User</dc:creator>
    <meta:creation-date>2024-05-11T20:20:00Z</meta:creation-date>
    <dc:date>2024-05-11T20:38:00Z</dc:date>
    <meta:template xlink:href="Normal" xlink:type="simple"/>
    <meta:editing-cycles>1</meta:editing-cycles>
    <meta:editing-duration>PT1080S</meta:editing-duration>
    <meta:document-statistic meta:page-count="1" meta:paragraph-count="1" meta:word-count="47" meta:character-count="302" meta:row-count="2" meta:non-whitespace-character-count="256"/>
  </office:meta>
</office:document-meta>
</file>